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w" table:style-name="ta1">
        <table:shapes>
          <draw:frame draw:z-index="0" draw:style-name="gr1" draw:text-style-name="P1" svg:width="453.51pt" svg:height="255.09pt" svg:x="63.72pt" svg:y="213.65pt">
            <draw:object draw:notify-on-update-of-ranges="low.A3:low.A12 low.D3:low.D12 mid.F2:mid.F12 mid.E2:mid.E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597.88pt" svg:y="192.76pt">
            <draw:object draw:notify-on-update-of-ranges="low.A3:low.A12 low.G3:low.G12 mid.I2:mid.I12 mid.H2:mid.H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581.13pt" svg:y="484.02pt">
            <draw:object draw:notify-on-update-of-ranges="low.C3:low.C12 low.G3:low.G12 mid.I3:mid.I12 mid.H3:mid.H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51pt" svg:height="255.09pt" svg:x="64.03pt" svg:y="512.02pt">
            <draw:object draw:notify-on-update-of-ranges="low.C3:low.C12 low.D3:low.D12 mid.F3:mid.F12 mid.E3:mid.E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Dx10^-5 [cm^2/s]</text:p>
          </table:table-cell>
          <table:table-cell office:value-type="string" calcext:value-type="string">
            <text:p>D/D(298K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-</text:p>
          </table:table-cell>
          <table:table-cell office:value-type="string" calcext:value-type="string">
            <text:p>K +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 -</text:p>
          </table:table-cell>
          <table:table-cell office:value-type="string" calcext:value-type="string">
            <text:p>Xi +</text:p>
          </table:table-cell>
          <table:table-cell office:value-type="string" calcext:value-type="string">
            <text:p>k/kbulk</text:p>
          </table:table-cell>
          <table:table-cell office:value-type="string" calcext:value-type="string">
            <text:p>xi/xi_bul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formula="of:=2.3/[.B2]" office:value-type="float" office:value="1.18556701030928" calcext:value-type="float">
            <text:p>1.18556701030928</text:p>
          </table:table-cell>
          <table:table-cell office:value-type="float" office:value="26.7" calcext:value-type="float">
            <text:p>26.7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table:formula="of:=[.D2]/[.$D$2]" office:value-type="float" office:value="1" calcext:value-type="float">
            <text:p>1</text:p>
          </table:table-cell>
          <table:table-cell table:formula="of:=[.G2]/[.$G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94" calcext:value-type="float">
            <text:p>1.94</text:p>
          </table:table-cell>
          <table:table-cell table:formula="of:=2.3/[.B3]" office:value-type="float" office:value="1.18556701030928" calcext:value-type="float">
            <text:p>1.18556701030928</text:p>
          </table:table-cell>
          <table:table-cell office:value-type="float" office:value="27.3" calcext:value-type="float">
            <text:p>27.3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37.6" calcext:value-type="float">
            <text:p>37.6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table:formula="of:=[.D3]/[.$D$2]" office:value-type="float" office:value="1.02247191011236" calcext:value-type="float">
            <text:p>1.02247191011236</text:p>
          </table:table-cell>
          <table:table-cell table:formula="of:=[.G3]/[.$G$2]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86" calcext:value-type="float">
            <text:p>1.86</text:p>
          </table:table-cell>
          <table:table-cell table:formula="of:=2.3/[.B4]" office:value-type="float" office:value="1.23655913978495" calcext:value-type="float">
            <text:p>1.23655913978495</text:p>
          </table:table-cell>
          <table:table-cell office:value-type="float" office:value="27.2" calcext:value-type="float">
            <text:p>27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36.7" calcext:value-type="float">
            <text:p>36.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formula="of:=[.D4]/[.$D$2]" office:value-type="float" office:value="1.0187265917603" calcext:value-type="float">
            <text:p>1.0187265917603</text:p>
          </table:table-cell>
          <table:table-cell table:formula="of:=[.G4]/[.$G$2]" office:value-type="float" office:value="1.01944444444444" calcext:value-type="float">
            <text:p>1.0194444444444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842" calcext:value-type="float">
            <text:p>1.842</text:p>
          </table:table-cell>
          <table:table-cell table:formula="of:=2.3/[.B5]" office:value-type="float" office:value="1.2486427795874" calcext:value-type="float">
            <text:p>1.2486427795874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35.8" calcext:value-type="float">
            <text:p>35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formula="of:=[.D5]/[.$D$2]" office:value-type="float" office:value="1.01123595505618" calcext:value-type="float">
            <text:p>1.01123595505618</text:p>
          </table:table-cell>
          <table:table-cell table:formula="of:=[.G5]/[.$G$2]" office:value-type="float" office:value="0.994444444444444" calcext:value-type="float">
            <text:p>0.99444444444444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841" calcext:value-type="float">
            <text:p>1.841</text:p>
          </table:table-cell>
          <table:table-cell table:formula="of:=2.3/[.B6]" office:value-type="float" office:value="1.24932102118414" calcext:value-type="float">
            <text:p>1.24932102118414</text:p>
          </table:table-cell>
          <table:table-cell office:value-type="float" office:value="28.5" calcext:value-type="float">
            <text:p>28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table:formula="of:=[.D6]/[.$D$2]" office:value-type="float" office:value="1.06741573033708" calcext:value-type="float">
            <text:p>1.06741573033708</text:p>
          </table:table-cell>
          <table:table-cell table:formula="of:=[.G6]/[.$G$2]" office:value-type="float" office:value="1.02777777777778" calcext:value-type="float">
            <text:p>1.02777777777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formula="of:=2.3/[.B7]" office:value-type="float" office:value="1.35294117647059" calcext:value-type="float">
            <text:p>1.35294117647059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34.7" calcext:value-type="float">
            <text:p>34.7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table:formula="of:=[.D7]/[.$D$2]" office:value-type="float" office:value="1.04868913857678" calcext:value-type="float">
            <text:p>1.04868913857678</text:p>
          </table:table-cell>
          <table:table-cell table:formula="of:=[.G7]/[.$G$2]" office:value-type="float" office:value="0.963888888888889" calcext:value-type="float">
            <text:p>0.963888888888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.4" office:value-type="float" office:value="1.4" calcext:value-type="float">
            <text:p>1.4</text:p>
          </table:table-cell>
          <table:table-cell table:formula="of:=2.3/[.B8]" office:value-type="float" office:value="1.64285714285714" calcext:value-type="float">
            <text:p>1.64285714285714</text:p>
          </table:table-cell>
          <table:table-cell office:value-type="float" office:value="28.6" calcext:value-type="float">
            <text:p>28.6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33.7" calcext:value-type="float">
            <text:p>33.7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table:formula="of:=[.D8]/[.$D$2]" office:value-type="float" office:value="1.07116104868914" calcext:value-type="float">
            <text:p>1.07116104868914</text:p>
          </table:table-cell>
          <table:table-cell table:formula="of:=[.G8]/[.$G$2]" office:value-type="float" office:value="0.936111111111111" calcext:value-type="float">
            <text:p>0.936111111111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formula="of:=2.3/[.B9]" office:value-type="float" office:value="2.09090909090909" calcext:value-type="float">
            <text:p>2.09090909090909</text:p>
          </table:table-cell>
          <table:table-cell office:value-type="float" office:value="30.1" calcext:value-type="float">
            <text:p>30.1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30.4" calcext:value-type="float">
            <text:p>30.4</text:p>
          </table:table-cell>
          <table:table-cell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table:formula="of:=[.D9]/[.$D$2]" office:value-type="float" office:value="1.12734082397004" calcext:value-type="float">
            <text:p>1.12734082397004</text:p>
          </table:table-cell>
          <table:table-cell table:formula="of:=[.G9]/[.$G$2]" office:value-type="float" office:value="0.844444444444444" calcext:value-type="float">
            <text:p>0.84444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table:formula="of:=2.3/[.B10]" office:value-type="float" office:value="2.61363636363636" calcext:value-type="float">
            <text:p>2.61363636363636</text:p>
          </table:table-cell>
          <table:table-cell office:value-type="float" office:value="29.2" calcext:value-type="float">
            <text:p>29.2</text:p>
          </table:table-cell>
          <table:table-cell table:number-columns-repeated="2"/>
          <table:table-cell office:value-type="float" office:value="21.7" calcext:value-type="float">
            <text:p>21.7</text:p>
          </table:table-cell>
          <table:table-cell table:number-columns-repeated="2"/>
          <table:table-cell table:formula="of:=[.D10]/[.$D$2]" office:value-type="float" office:value="1.0936329588015" calcext:value-type="float">
            <text:p>1.0936329588015</text:p>
          </table:table-cell>
          <table:table-cell table:formula="of:=[.G10]/[.$G$2]" office:value-type="float" office:value="0.602777777777778" calcext:value-type="float">
            <text:p>0.602777777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" calcext:value-type="float">
            <text:p>0.43</text:p>
          </table:table-cell>
          <table:table-cell table:formula="of:=2.3/[.B11]" office:value-type="float" office:value="5.34883720930233" calcext:value-type="float">
            <text:p>5.34883720930233</text:p>
          </table:table-cell>
          <table:table-cell office:value-type="float" office:value="18.9" calcext:value-type="float">
            <text:p>18.9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table:number-columns-repeated="2"/>
          <table:table-cell table:formula="of:=[.D11]/[.$D$2]" office:value-type="float" office:value="0.707865168539326" calcext:value-type="float">
            <text:p>0.707865168539326</text:p>
          </table:table-cell>
          <table:table-cell table:formula="of:=[.G11]/[.$G$2]"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table:formula="of:=2.3/[.B12]" office:value-type="float" office:value="14.375" calcext:value-type="float">
            <text:p>14.375</text:p>
          </table:table-cell>
          <table:table-cell office:value-type="float" office:value="12.6" calcext:value-type="float">
            <text:p>12.6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table:number-columns-repeated="2"/>
          <table:table-cell table:formula="of:=[.D12]/[.$D$2]" office:value-type="float" office:value="0.471910112359551" calcext:value-type="float">
            <text:p>0.471910112359551</text:p>
          </table:table-cell>
          <table:table-cell table:formula="of:=[.G12]/[.$G$2]" office:value-type="float" office:value="0.122222222222222" calcext:value-type="float">
            <text:p>0.122222222222222</text:p>
          </table:table-cell>
        </table:table-row>
      </table:table>
      <table:table table:name="mid" table:style-name="ta1">
        <table:shapes>
          <draw:frame draw:z-index="0" draw:style-name="gr1" draw:text-style-name="P1" svg:width="453.51pt" svg:height="255.09pt" svg:x="63.72pt" svg:y="213.65pt">
            <draw:object draw:notify-on-update-of-ranges="mid.A2:mid.A12 mid.D2:mid.D12 mid.F2:mid.F12 mid.E2:mid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7.88pt" svg:y="192.76pt">
            <draw:object draw:notify-on-update-of-ranges="mid.A3:mid.A12 mid.G3:mid.G12 mid.I3:mid.I12 mid.H3:mid.H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81.13pt" svg:y="484.02pt">
            <draw:object draw:notify-on-update-of-ranges="mid.C3:mid.C12 mid.G3:mid.G12 mid.I3:mid.I12 mid.H3:mid.H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4.03pt" svg:y="512.02pt">
            <draw:object draw:notify-on-update-of-ranges="mid.C3:mid.C12 mid.D3:mid.D12 mid.F3:mid.F12 mid.E3:mid.E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Dx10^-5 [cm^2/s]</text:p>
          </table:table-cell>
          <table:table-cell office:value-type="string" calcext:value-type="string">
            <text:p>D/D(298K)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K -</text:p>
          </table:table-cell>
          <table:table-cell table:style-name="Default" office:value-type="string" calcext:value-type="string">
            <text:p>K +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 -</text:p>
          </table:table-cell>
          <table:table-cell office:value-type="string" calcext:value-type="string">
            <text:p>Xi +</text:p>
          </table:table-cell>
          <table:table-cell office:value-type="string" calcext:value-type="string">
            <text:p>k/kbulk</text:p>
          </table:table-cell>
          <table:table-cell office:value-type="string" calcext:value-type="string">
            <text:p>xi/xi_bul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formula="of:=2.3/[.B2]" office:value-type="float" office:value="1.18556701030928" calcext:value-type="float">
            <text:p>1.18556701030928</text:p>
          </table:table-cell>
          <table:table-cell office:value-type="float" office:value="1.5053615075398" calcext:value-type="float">
            <text:p>1.51</text:p>
          </table:table-cell>
          <table:table-cell office:value-type="float" office:value="0.144273419236602" calcext:value-type="float">
            <text:p>1.44E-01</text:p>
          </table:table-cell>
          <table:table-cell office:value-type="float" office:value="0.237192351778959" calcext:value-type="float">
            <text:p>2.37E-01</text:p>
          </table:table-cell>
          <table:table-cell office:value-type="float" office:value="3.88" calcext:value-type="float">
            <text:p>3.88</text:p>
          </table:table-cell>
          <table:table-cell office:value-type="float" office:value="0.25" calcext:value-type="float">
            <text:p>0.25</text:p>
          </table:table-cell>
          <table:table-cell office:value-type="float" office:value="0.47" calcext:value-type="float">
            <text:p>0.47</text:p>
          </table:table-cell>
          <table:table-cell table:formula="of:=[.D2]/[.$D$2]" office:value-type="float" office:value="1" calcext:value-type="float">
            <text:p>1</text:p>
          </table:table-cell>
          <table:table-cell table:formula="of:=[.G2]/[.$G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94" calcext:value-type="float">
            <text:p>1.94</text:p>
          </table:table-cell>
          <table:table-cell table:formula="of:=2.3/[.B3]" office:value-type="float" office:value="1.18556701030928" calcext:value-type="float">
            <text:p>1.18556701030928</text:p>
          </table:table-cell>
          <table:table-cell office:value-type="float" office:value="1.43992869942544" calcext:value-type="float">
            <text:p>1.44</text:p>
          </table:table-cell>
          <table:table-cell office:value-type="float" office:value="0.0699365635061564" calcext:value-type="float">
            <text:p>6.99E-02</text:p>
          </table:table-cell>
          <table:table-cell office:value-type="float" office:value="0.202091256243013" calcext:value-type="float">
            <text:p>2.02E-01</text:p>
          </table:table-cell>
          <table:table-cell office:value-type="float" office:value="3.95" calcext:value-type="float">
            <text:p>3.95</text:p>
          </table:table-cell>
          <table:table-cell office:value-type="float" office:value="0.13" calcext:value-type="float">
            <text:p>0.13</text:p>
          </table:table-cell>
          <table:table-cell office:value-type="float" office:value="0.37" calcext:value-type="float">
            <text:p>0.37</text:p>
          </table:table-cell>
          <table:table-cell table:formula="of:=[.D3]/[.$D$2]" office:value-type="float" office:value="0.956533491930924" calcext:value-type="float">
            <text:p>0.956533491930924</text:p>
          </table:table-cell>
          <table:table-cell table:formula="of:=[.G3]/[.$G$2]" office:value-type="float" office:value="1.0180412371134" calcext:value-type="float">
            <text:p>1.018041237113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86" calcext:value-type="float">
            <text:p>1.86</text:p>
          </table:table-cell>
          <table:table-cell table:formula="of:=2.3/[.B4]" office:value-type="float" office:value="1.23655913978495" calcext:value-type="float">
            <text:p>1.23655913978495</text:p>
          </table:table-cell>
          <table:table-cell office:value-type="float" office:value="1.34363514440881" calcext:value-type="float">
            <text:p>1.34</text:p>
          </table:table-cell>
          <table:table-cell office:value-type="float" office:value="0.0340893573011996" calcext:value-type="float">
            <text:p>3.41E-02</text:p>
          </table:table-cell>
          <table:table-cell office:value-type="float" office:value="0.0748928776607185" calcext:value-type="float">
            <text:p>7.49E-02</text:p>
          </table:table-cell>
          <table:table-cell office:value-type="float" office:value="3.54" calcext:value-type="float">
            <text:p>3.54</text:p>
          </table:table-cell>
          <table:table-cell office:value-type="float" office:value="0.23" calcext:value-type="float">
            <text:p>0.23</text:p>
          </table:table-cell>
          <table:table-cell office:value-type="float" office:value="0.32" calcext:value-type="float">
            <text:p>0.32</text:p>
          </table:table-cell>
          <table:table-cell table:formula="of:=[.D4]/[.$D$2]" office:value-type="float" office:value="0.89256642851504" calcext:value-type="float">
            <text:p>0.89256642851504</text:p>
          </table:table-cell>
          <table:table-cell table:formula="of:=[.G4]/[.$G$2]" office:value-type="float" office:value="0.912371134020619" calcext:value-type="float">
            <text:p>0.9123711340206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842" calcext:value-type="float">
            <text:p>1.842</text:p>
          </table:table-cell>
          <table:table-cell table:formula="of:=2.3/[.B5]" office:value-type="float" office:value="1.2486427795874" calcext:value-type="float">
            <text:p>1.2486427795874</text:p>
          </table:table-cell>
          <table:table-cell office:value-type="float" office:value="1.36566430246153" calcext:value-type="float">
            <text:p>1.37</text:p>
          </table:table-cell>
          <table:table-cell office:value-type="float" office:value="0.0542475715505704" calcext:value-type="float">
            <text:p>5.42E-02</text:p>
          </table:table-cell>
          <table:table-cell office:value-type="float" office:value="0.261557540839359" calcext:value-type="float">
            <text:p>2.62E-01</text:p>
          </table:table-cell>
          <table:table-cell office:value-type="float" office:value="3.5" calcext:value-type="float">
            <text:p>3.5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table:formula="of:=[.D5]/[.$D$2]" office:value-type="float" office:value="0.907200227733617" calcext:value-type="float">
            <text:p>0.907200227733617</text:p>
          </table:table-cell>
          <table:table-cell table:formula="of:=[.G5]/[.$G$2]" office:value-type="float" office:value="0.902061855670103" calcext:value-type="float">
            <text:p>0.9020618556701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841" calcext:value-type="float">
            <text:p>1.841</text:p>
          </table:table-cell>
          <table:table-cell table:formula="of:=2.3/[.B6]" office:value-type="float" office:value="1.24932102118414" calcext:value-type="float">
            <text:p>1.24932102118414</text:p>
          </table:table-cell>
          <table:table-cell office:value-type="float" office:value="1.39304181216338" calcext:value-type="float">
            <text:p>1.39</text:p>
          </table:table-cell>
          <table:table-cell office:value-type="float" office:value="0.0649326603340332" calcext:value-type="float">
            <text:p>6.49E-02</text:p>
          </table:table-cell>
          <table:table-cell office:value-type="float" office:value="0.304599349951235" calcext:value-type="float">
            <text:p>3.05E-01</text:p>
          </table:table-cell>
          <table:table-cell office:value-type="float" office:value="3.56" calcext:value-type="float">
            <text:p>3.56</text:p>
          </table:table-cell>
          <table:table-cell office:value-type="float" office:value="0.28" calcext:value-type="float">
            <text:p>0.28</text:p>
          </table:table-cell>
          <table:table-cell office:value-type="float" office:value="0.68" calcext:value-type="float">
            <text:p>0.68</text:p>
          </table:table-cell>
          <table:table-cell table:formula="of:=[.D6]/[.$D$2]" office:value-type="float" office:value="0.925386895563726" calcext:value-type="float">
            <text:p>0.925386895563726</text:p>
          </table:table-cell>
          <table:table-cell table:formula="of:=[.G6]/[.$G$2]"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formula="of:=2.3/[.B7]" office:value-type="float" office:value="1.35294117647059" calcext:value-type="float">
            <text:p>1.35294117647059</text:p>
          </table:table-cell>
          <table:table-cell office:value-type="float" office:value="1.3081226404823" calcext:value-type="float">
            <text:p>1.31</text:p>
          </table:table-cell>
          <table:table-cell office:value-type="float" office:value="0.0767823579088107" calcext:value-type="float">
            <text:p>7.68E-02</text:p>
          </table:table-cell>
          <table:table-cell office:value-type="float" office:value="0.0901393252532292" calcext:value-type="float">
            <text:p>9.01E-02</text:p>
          </table:table-cell>
          <table:table-cell office:value-type="float" office:value="2.97" calcext:value-type="float">
            <text:p>2.97</text:p>
          </table:table-cell>
          <table:table-cell office:value-type="float" office:value="0.19" calcext:value-type="float">
            <text:p>0.19</text:p>
          </table:table-cell>
          <table:table-cell office:value-type="float" office:value="0.44" calcext:value-type="float">
            <text:p>0.44</text:p>
          </table:table-cell>
          <table:table-cell table:formula="of:=[.D7]/[.$D$2]" office:value-type="float" office:value="0.868975746975325" calcext:value-type="float">
            <text:p>0.868975746975325</text:p>
          </table:table-cell>
          <table:table-cell table:formula="of:=[.G7]/[.$G$2]" office:value-type="float" office:value="0.765463917525773" calcext:value-type="float">
            <text:p>0.765463917525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.4" office:value-type="float" office:value="1.4" calcext:value-type="float">
            <text:p>1.4</text:p>
          </table:table-cell>
          <table:table-cell table:formula="of:=2.3/[.B8]" office:value-type="float" office:value="1.64285714285714" calcext:value-type="float">
            <text:p>1.64285714285714</text:p>
          </table:table-cell>
          <table:table-cell office:value-type="float" office:value="1.23083215698784" calcext:value-type="float">
            <text:p>1.23</text:p>
          </table:table-cell>
          <table:table-cell office:value-type="float" office:value="0.0871137699367011" calcext:value-type="float">
            <text:p>8.71E-02</text:p>
          </table:table-cell>
          <table:table-cell office:value-type="float" office:value="0.241878100368974" calcext:value-type="float">
            <text:p>2.42E-01</text:p>
          </table:table-cell>
          <table:table-cell office:value-type="float" office:value="2.63" calcext:value-type="float">
            <text:p>2.63</text:p>
          </table:table-cell>
          <table:table-cell office:value-type="float" office:value="0.22" calcext:value-type="float">
            <text:p>0.22</text:p>
          </table:table-cell>
          <table:table-cell office:value-type="float" office:value="0.63" calcext:value-type="float">
            <text:p>0.63</text:p>
          </table:table-cell>
          <table:table-cell table:formula="of:=[.D8]/[.$D$2]" office:value-type="float" office:value="0.817632276913593" calcext:value-type="float">
            <text:p>0.817632276913593</text:p>
          </table:table-cell>
          <table:table-cell table:formula="of:=[.G8]/[.$G$2]" office:value-type="float" office:value="0.677835051546392" calcext:value-type="float">
            <text:p>0.6778350515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formula="of:=2.3/[.B9]" office:value-type="float" office:value="2.09090909090909" calcext:value-type="float">
            <text:p>2.09090909090909</text:p>
          </table:table-cell>
          <table:table-cell office:value-type="float" office:value="1.06866311925706" calcext:value-type="float">
            <text:p>1.07</text:p>
          </table:table-cell>
          <table:table-cell office:value-type="float" office:value="0.0881688960969186" calcext:value-type="float">
            <text:p>8.82E-02</text:p>
          </table:table-cell>
          <table:table-cell office:value-type="float" office:value="0.0999254766736457" calcext:value-type="float">
            <text:p>9.99E-02</text:p>
          </table:table-cell>
          <table:table-cell office:value-type="float" office:value="1.82" calcext:value-type="float">
            <text:p>1.82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table:formula="of:=[.D9]/[.$D$2]" office:value-type="float" office:value="0.709904640117688" calcext:value-type="float">
            <text:p>0.709904640117688</text:p>
          </table:table-cell>
          <table:table-cell table:formula="of:=[.G9]/[.$G$2]" office:value-type="float" office:value="0.469072164948454" calcext:value-type="float">
            <text:p>0.4690721649484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table:formula="of:=2.3/[.B10]" office:value-type="float" office:value="2.61363636363636" calcext:value-type="float">
            <text:p>2.61363636363636</text:p>
          </table:table-cell>
          <table:table-cell office:value-type="float" office:value="0.738946105989152" calcext:value-type="float">
            <text:p>0.74</text:p>
          </table:table-cell>
          <table:table-cell table:style-name="Default" table:number-columns-repeated="2"/>
          <table:table-cell office:value-type="float" office:value="0.79" calcext:value-type="float">
            <text:p>0.79</text:p>
          </table:table-cell>
          <table:table-cell table:number-columns-repeated="2"/>
          <table:table-cell table:formula="of:=[.D10]/[.$D$2]" office:value-type="float" office:value="0.490876179766817" calcext:value-type="float">
            <text:p>0.490876179766817</text:p>
          </table:table-cell>
          <table:table-cell table:formula="of:=[.G10]/[.$G$2]" office:value-type="float" office:value="0.20360824742268" calcext:value-type="float">
            <text:p>0.203608247422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" calcext:value-type="float">
            <text:p>0.43</text:p>
          </table:table-cell>
          <table:table-cell table:formula="of:=2.3/[.B11]" office:value-type="float" office:value="5.34883720930233" calcext:value-type="float">
            <text:p>5.34883720930233</text:p>
          </table:table-cell>
          <table:table-cell office:value-type="float" office:value="0.850555780750726" calcext:value-type="float">
            <text:p>0.85</text:p>
          </table:table-cell>
          <table:table-cell table:style-name="Default" table:number-columns-repeated="2"/>
          <table:table-cell office:value-type="float" office:value="0.62" calcext:value-type="float">
            <text:p>0.62</text:p>
          </table:table-cell>
          <table:table-cell table:number-columns-repeated="2"/>
          <table:table-cell table:formula="of:=[.D11]/[.$D$2]" office:value-type="float" office:value="0.565017623003251" calcext:value-type="float">
            <text:p>0.565017623003251</text:p>
          </table:table-cell>
          <table:table-cell table:formula="of:=[.G11]/[.$G$2]" office:value-type="float" office:value="0.15979381443299" calcext:value-type="float">
            <text:p>0.15979381443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table:formula="of:=2.3/[.B12]" office:value-type="float" office:value="14.375" calcext:value-type="float">
            <text:p>14.375</text:p>
          </table:table-cell>
          <table:table-cell office:value-type="float" office:value="0.254570767893186" calcext:value-type="float">
            <text:p>0.25</text:p>
          </table:table-cell>
          <table:table-cell table:style-name="Default"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table:formula="of:=[.D12]/[.$D$2]" office:value-type="float" office:value="0.169109391078578" calcext:value-type="float">
            <text:p>0.169109391078578</text:p>
          </table:table-cell>
          <table:table-cell table:formula="of:=[.G12]/[.$G$2]" office:value-type="float" office:value="0.0257731958762887" calcext:value-type="float">
            <text:p>0.025773195876289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3"/>
          <table:table-cell/>
          <table:table-cell table:style-name="Default" table:number-columns-repeated="3"/>
          <table:table-cell table:number-columns-repeated="5"/>
        </table:table-row>
      </table:table>
      <table:table table:name="high" table:style-name="ta1">
        <table:shapes>
          <draw:frame draw:z-index="0" draw:style-name="gr1" draw:text-style-name="P1" svg:width="453.51pt" svg:height="255.09pt" svg:x="63.72pt" svg:y="213.65pt">
            <draw:object draw:notify-on-update-of-ranges="high.A3:high.A12 high.D3:high.D12 mid.F2:mid.F12 mid.E2:mid.E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51pt" svg:height="255.09pt" svg:x="597.88pt" svg:y="192.76pt">
            <draw:object draw:notify-on-update-of-ranges="high.A3:high.A12 high.G3:high.G12 mid.I2:mid.I12 mid.H2:mid.H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51pt" svg:height="255.09pt" svg:x="581.13pt" svg:y="484.02pt">
            <draw:object draw:notify-on-update-of-ranges="high.C3:high.C12 high.G3:high.G12 mid.I3:mid.I12 mid.H3:mid.H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09pt" svg:x="103.86pt" svg:y="512.79pt">
            <draw:object draw:notify-on-update-of-ranges="high.C3:high.C12 high.D3:high.D12 mid.F3:mid.F12 mid.E3:mid.E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Dx10^-5 [cm^2/s]</text:p>
          </table:table-cell>
          <table:table-cell office:value-type="string" calcext:value-type="string">
            <text:p>D/D(298K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-</text:p>
          </table:table-cell>
          <table:table-cell office:value-type="string" calcext:value-type="string">
            <text:p>K +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 -</text:p>
          </table:table-cell>
          <table:table-cell office:value-type="string" calcext:value-type="string">
            <text:p>Xi +</text:p>
          </table:table-cell>
          <table:table-cell office:value-type="string" calcext:value-type="string">
            <text:p>k/kbulk</text:p>
          </table:table-cell>
          <table:table-cell office:value-type="string" calcext:value-type="string">
            <text:p>xi/xi_bul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formula="of:=2.3/[.B2]" office:value-type="float" office:value="1.18556701030928" calcext:value-type="float">
            <text:p>1.18556701030928</text:p>
          </table:table-cell>
          <table:table-cell office:value-type="float" office:value="0.452" calcext:value-type="float">
            <text:p>0.4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5" calcext:value-type="float">
            <text:p>0.065</text:p>
          </table:table-cell>
          <table:table-cell office:value-type="float" office:value="1.213" calcext:value-type="float">
            <text:p>1.213</text:p>
          </table:table-cell>
          <table:table-cell office:value-type="float" office:value="0.163" calcext:value-type="float">
            <text:p>0.163</text:p>
          </table:table-cell>
          <table:table-cell office:value-type="float" office:value="0.231" calcext:value-type="float">
            <text:p>0.231</text:p>
          </table:table-cell>
          <table:table-cell table:formula="of:=[.D2]/[.$D$2]" office:value-type="float" office:value="1" calcext:value-type="float">
            <text:p>1</text:p>
          </table:table-cell>
          <table:table-cell table:formula="of:=[.G2]/[.$G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94" calcext:value-type="float">
            <text:p>1.94</text:p>
          </table:table-cell>
          <table:table-cell table:formula="of:=2.3/[.B3]" office:value-type="float" office:value="1.18556701030928" calcext:value-type="float">
            <text:p>1.18556701030928</text:p>
          </table:table-cell>
          <table:table-cell office:value-type="float" office:value="0.385" calcext:value-type="float">
            <text:p>0.38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4" calcext:value-type="float">
            <text:p>0.124</text:p>
          </table:table-cell>
          <table:table-cell office:value-type="float" office:value="1.107" calcext:value-type="float">
            <text:p>1.107</text:p>
          </table:table-cell>
          <table:table-cell office:value-type="float" office:value="0.18" calcext:value-type="float">
            <text:p>0.18</text:p>
          </table:table-cell>
          <table:table-cell office:value-type="float" office:value="0.282" calcext:value-type="float">
            <text:p>0.282</text:p>
          </table:table-cell>
          <table:table-cell table:formula="of:=[.D3]/[.$D$2]" office:value-type="float" office:value="0.851769911504425" calcext:value-type="float">
            <text:p>0.851769911504425</text:p>
          </table:table-cell>
          <table:table-cell table:formula="of:=[.G3]/[.$G$2]" office:value-type="float" office:value="0.912613355317395" calcext:value-type="float">
            <text:p>0.91261335531739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86" calcext:value-type="float">
            <text:p>1.86</text:p>
          </table:table-cell>
          <table:table-cell table:formula="of:=2.3/[.B4]" office:value-type="float" office:value="1.23655913978495" calcext:value-type="float">
            <text:p>1.2365591397849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805" calcext:value-type="float">
            <text:p>0.8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7" calcext:value-type="float">
            <text:p>0.157</text:p>
          </table:table-cell>
          <table:table-cell table:formula="of:=[.D4]/[.$D$2]" office:value-type="float" office:value="0.652654867256637" calcext:value-type="float">
            <text:p>0.652654867256637</text:p>
          </table:table-cell>
          <table:table-cell table:formula="of:=[.G4]/[.$G$2]" office:value-type="float" office:value="0.663643858202803" calcext:value-type="float">
            <text:p>0.66364385820280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842" calcext:value-type="float">
            <text:p>1.842</text:p>
          </table:table-cell>
          <table:table-cell table:formula="of:=2.3/[.B5]" office:value-type="float" office:value="1.2486427795874" calcext:value-type="float">
            <text:p>1.2486427795874</text:p>
          </table:table-cell>
          <table:table-cell office:value-type="float" office:value="0.386" calcext:value-type="float">
            <text:p>0.38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2" calcext:value-type="float">
            <text:p>0.132</text:p>
          </table:table-cell>
          <table:table-cell office:value-type="float" office:value="1.001" calcext:value-type="float">
            <text:p>1.001</text:p>
          </table:table-cell>
          <table:table-cell office:value-type="float" office:value="0.181" calcext:value-type="float">
            <text:p>0.181</text:p>
          </table:table-cell>
          <table:table-cell office:value-type="float" office:value="0.325" calcext:value-type="float">
            <text:p>0.325</text:p>
          </table:table-cell>
          <table:table-cell table:formula="of:=[.D5]/[.$D$2]" office:value-type="float" office:value="0.853982300884956" calcext:value-type="float">
            <text:p>0.853982300884956</text:p>
          </table:table-cell>
          <table:table-cell table:formula="of:=[.G5]/[.$G$2]" office:value-type="float" office:value="0.82522671063479" calcext:value-type="float">
            <text:p>0.8252267106347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841" calcext:value-type="float">
            <text:p>1.841</text:p>
          </table:table-cell>
          <table:table-cell table:formula="of:=2.3/[.B6]" office:value-type="float" office:value="1.24932102118414" calcext:value-type="float">
            <text:p>1.24932102118414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22" calcext:value-type="float">
            <text:p>0.122</text:p>
          </table:table-cell>
          <table:table-cell office:value-type="float" office:value="0.835" calcext:value-type="float">
            <text:p>0.835</text:p>
          </table:table-cell>
          <table:table-cell office:value-type="float" office:value="0.11" calcext:value-type="float">
            <text:p>0.11</text:p>
          </table:table-cell>
          <table:table-cell office:value-type="float" office:value="0.298" calcext:value-type="float">
            <text:p>0.298</text:p>
          </table:table-cell>
          <table:table-cell table:formula="of:=[.D6]/[.$D$2]" office:value-type="float" office:value="0.688053097345133" calcext:value-type="float">
            <text:p>0.688053097345133</text:p>
          </table:table-cell>
          <table:table-cell table:formula="of:=[.G6]/[.$G$2]" office:value-type="float" office:value="0.688375927452597" calcext:value-type="float">
            <text:p>0.688375927452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formula="of:=2.3/[.B7]" office:value-type="float" office:value="1.35294117647059" calcext:value-type="float">
            <text:p>1.3529411764705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28" calcext:value-type="float">
            <text:p>0.0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61" calcext:value-type="float">
            <text:p>0.61</text:p>
          </table:table-cell>
          <table:table-cell office:value-type="float" office:value="0.079" calcext:value-type="float">
            <text:p>0.079</text:p>
          </table:table-cell>
          <table:table-cell office:value-type="float" office:value="0.337" calcext:value-type="float">
            <text:p>0.337</text:p>
          </table:table-cell>
          <table:table-cell table:formula="of:=[.D7]/[.$D$2]" office:value-type="float" office:value="0.557522123893805" calcext:value-type="float">
            <text:p>0.557522123893805</text:p>
          </table:table-cell>
          <table:table-cell table:formula="of:=[.G7]/[.$G$2]" office:value-type="float" office:value="0.502885408079143" calcext:value-type="float">
            <text:p>0.502885408079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.4" office:value-type="float" office:value="1.4" calcext:value-type="float">
            <text:p>1.4</text:p>
          </table:table-cell>
          <table:table-cell table:formula="of:=2.3/[.B8]" office:value-type="float" office:value="1.64285714285714" calcext:value-type="float">
            <text:p>1.6428571428571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89" calcext:value-type="float">
            <text:p>0.089</text:p>
          </table:table-cell>
          <table:table-cell office:value-type="float" office:value="0.618" calcext:value-type="float">
            <text:p>0.6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259" calcext:value-type="float">
            <text:p>0.259</text:p>
          </table:table-cell>
          <table:table-cell table:formula="of:=[.D8]/[.$D$2]" office:value-type="float" office:value="0.61283185840708" calcext:value-type="float">
            <text:p>0.61283185840708</text:p>
          </table:table-cell>
          <table:table-cell table:formula="of:=[.G8]/[.$G$2]" office:value-type="float" office:value="0.509480626545754" calcext:value-type="float">
            <text:p>0.509480626545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formula="of:=2.3/[.B9]" office:value-type="float" office:value="2.09090909090909" calcext:value-type="float">
            <text:p>2.09090909090909</text:p>
          </table:table-cell>
          <table:table-cell office:value-type="float" office:value="0.378" calcext:value-type="float">
            <text:p>0.37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" calcext:value-type="float">
            <text:p>0.06</text:p>
          </table:table-cell>
          <table:table-cell office:value-type="float" office:value="0.649" calcext:value-type="float">
            <text:p>0.64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table:formula="of:=[.D9]/[.$D$2]" office:value-type="float" office:value="0.836283185840708" calcext:value-type="float">
            <text:p>0.836283185840708</text:p>
          </table:table-cell>
          <table:table-cell table:formula="of:=[.G9]/[.$G$2]" office:value-type="float" office:value="0.535037098103875" calcext:value-type="float">
            <text:p>0.535037098103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table:formula="of:=2.3/[.B10]" office:value-type="float" office:value="2.61363636363636" calcext:value-type="float">
            <text:p>2.61363636363636</text:p>
          </table:table-cell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table:formula="of:=[.D10]/[.$D$2]" office:value-type="float" office:value="0.480088495575221" calcext:value-type="float">
            <text:p>0.480088495575221</text:p>
          </table:table-cell>
          <table:table-cell table:formula="of:=[.G10]/[.$G$2]" office:value-type="float" office:value="0.198680956306678" calcext:value-type="float">
            <text:p>0.1986809563066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" calcext:value-type="float">
            <text:p>0.43</text:p>
          </table:table-cell>
          <table:table-cell table:formula="of:=2.3/[.B11]" office:value-type="float" office:value="5.34883720930233" calcext:value-type="float">
            <text:p>5.34883720930233</text:p>
          </table:table-cell>
          <table:table-cell office:value-type="float" office:value="0.307" calcext:value-type="float">
            <text:p>0.307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table:number-columns-repeated="2"/>
          <table:table-cell table:formula="of:=[.D11]/[.$D$2]" office:value-type="float" office:value="0.679203539823009" calcext:value-type="float">
            <text:p>0.679203539823009</text:p>
          </table:table-cell>
          <table:table-cell table:formula="of:=[.G11]/[.$G$2]" office:value-type="float" office:value="0.189612530915087" calcext:value-type="float">
            <text:p>0.189612530915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table:formula="of:=2.3/[.B12]" office:value-type="float" office:value="14.375" calcext:value-type="float">
            <text:p>14.375</text:p>
          </table:table-cell>
          <table:table-cell office:value-type="float" office:value="0.129" calcext:value-type="float">
            <text:p>0.129</text:p>
          </table:table-cell>
          <table:table-cell table:number-columns-repeated="2"/>
          <table:table-cell office:value-type="float" office:value="0.051" calcext:value-type="float">
            <text:p>0.051</text:p>
          </table:table-cell>
          <table:table-cell table:number-columns-repeated="2"/>
          <table:table-cell table:formula="of:=[.D12]/[.$D$2]" office:value-type="float" office:value="0.285398230088496" calcext:value-type="float">
            <text:p>0.285398230088496</text:p>
          </table:table-cell>
          <table:table-cell table:formula="of:=[.G12]/[.$G$2]" office:value-type="float" office:value="0.0420445177246496" calcext:value-type="float">
            <text:p>0.0420445177246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81.54pt" svg:y="15.62pt">
            <draw:object draw:notify-on-update-of-ranges="Sheet2.A3:Sheet2.A13 Sheet2.B2:Sheet2.B2 Sheet2.B3:Sheet2.B13 Sheet2.A3:Sheet2.A13 Sheet2.C2:Sheet2.C2 Sheet2.C3:Sheet2.C13 Sheet2.A3:Sheet2.A13 Sheet2.D2:Sheet2.D2 Sheet2.D3:Sheet2.D1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453.51pt" svg:height="255.09pt" svg:x="394.64pt" svg:y="333.89pt">
            <draw:object draw:notify-on-update-of-ranges="Sheet2.A29:Sheet2.A39 Sheet2.B28:Sheet2.B28 Sheet2.B29:Sheet2.B39 Sheet2.A29:Sheet2.A39 Sheet2.C28:Sheet2.C28 Sheet2.C29:Sheet2.C39 Sheet2.A29:Sheet2.A39 Sheet2.D28:Sheet2.D28 Sheet2.D29:Sheet2.D3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k/kbulk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x10^-5 [cm^2/s]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1.18556701030928" calcext:value-type="float">
            <text:p>1.185567010309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8556701030928" calcext:value-type="float">
            <text:p>1.18556701030928</text:p>
          </table:table-cell>
          <table:table-cell office:value-type="float" office:value="1.02247191011236" calcext:value-type="float">
            <text:p>1.02247191011236</text:p>
          </table:table-cell>
          <table:table-cell office:value-type="float" office:value="0.956580856350832" calcext:value-type="float">
            <text:p>0.956580856350832</text:p>
          </table:table-cell>
          <table:table-cell office:value-type="float" office:value="0.851769911504425" calcext:value-type="float">
            <text:p>0.851769911504425</text:p>
          </table:table-cell>
        </table:table-row>
        <table:table-row table:style-name="ro1">
          <table:table-cell office:value-type="float" office:value="1.23655913978495" calcext:value-type="float">
            <text:p>1.23655913978495</text:p>
          </table:table-cell>
          <table:table-cell office:value-type="float" office:value="1.0187265917603" calcext:value-type="float">
            <text:p>1.0187265917603</text:p>
          </table:table-cell>
          <table:table-cell office:value-type="float" office:value="0.890151630215358" calcext:value-type="float">
            <text:p>0.890151630215358</text:p>
          </table:table-cell>
          <table:table-cell office:value-type="float" office:value="0.652654867256637" calcext:value-type="float">
            <text:p>0.652654867256637</text:p>
          </table:table-cell>
        </table:table-row>
        <table:table-row table:style-name="ro1">
          <table:table-cell office:value-type="float" office:value="1.2486427795874" calcext:value-type="float">
            <text:p>1.2486427795874</text:p>
          </table:table-cell>
          <table:table-cell office:value-type="float" office:value="1.01123595505618" calcext:value-type="float">
            <text:p>1.01123595505618</text:p>
          </table:table-cell>
          <table:table-cell office:value-type="float" office:value="0.910080398056" calcext:value-type="float">
            <text:p>0.910080398056</text:p>
          </table:table-cell>
          <table:table-cell office:value-type="float" office:value="0.853982300884956" calcext:value-type="float">
            <text:p>0.853982300884956</text:p>
          </table:table-cell>
        </table:table-row>
        <table:table-row table:style-name="ro1">
          <table:table-cell office:value-type="float" office:value="1.24932102118414" calcext:value-type="float">
            <text:p>1.24932102118414</text:p>
          </table:table-cell>
          <table:table-cell office:value-type="float" office:value="1.06741573033708" calcext:value-type="float">
            <text:p>1.06741573033708</text:p>
          </table:table-cell>
          <table:table-cell office:value-type="float" office:value="0.923366243283095" calcext:value-type="float">
            <text:p>0.923366243283095</text:p>
          </table:table-cell>
          <table:table-cell office:value-type="float" office:value="0.688053097345133" calcext:value-type="float">
            <text:p>0.688053097345133</text:p>
          </table:table-cell>
        </table:table-row>
        <table:table-row table:style-name="ro1">
          <table:table-cell office:value-type="float" office:value="1.35294117647059" calcext:value-type="float">
            <text:p>1.35294117647059</text:p>
          </table:table-cell>
          <table:table-cell office:value-type="float" office:value="1.04868913857678" calcext:value-type="float">
            <text:p>1.04868913857678</text:p>
          </table:table-cell>
          <table:table-cell office:value-type="float" office:value="0.870222862374716" calcext:value-type="float">
            <text:p>0.870222862374716</text:p>
          </table:table-cell>
          <table:table-cell office:value-type="float" office:value="0.557522123893805" calcext:value-type="float">
            <text:p>0.557522123893805</text:p>
          </table:table-cell>
        </table:table-row>
        <table:table-row table:style-name="ro1">
          <table:table-cell office:value-type="float" office:value="1.64285714285714" calcext:value-type="float">
            <text:p>1.64285714285714</text:p>
          </table:table-cell>
          <table:table-cell office:value-type="float" office:value="1.07116104868914" calcext:value-type="float">
            <text:p>1.07116104868914</text:p>
          </table:table-cell>
          <table:table-cell office:value-type="float" office:value="0.817079481466336" calcext:value-type="float">
            <text:p>0.817079481466336</text:p>
          </table:table-cell>
          <table:table-cell office:value-type="float" office:value="0.61283185840708" calcext:value-type="float">
            <text:p>0.61283185840708</text:p>
          </table:table-cell>
        </table:table-row>
        <table:table-row table:style-name="ro1">
          <table:table-cell office:value-type="float" office:value="2.09090909090909" calcext:value-type="float">
            <text:p>2.09090909090909</text:p>
          </table:table-cell>
          <table:table-cell office:value-type="float" office:value="1.12734082397004" calcext:value-type="float">
            <text:p>1.12734082397004</text:p>
          </table:table-cell>
          <table:table-cell office:value-type="float" office:value="0.710792719649577" calcext:value-type="float">
            <text:p>0.710792719649577</text:p>
          </table:table-cell>
          <table:table-cell office:value-type="float" office:value="0.836283185840708" calcext:value-type="float">
            <text:p>0.836283185840708</text:p>
          </table:table-cell>
        </table:table-row>
        <table:table-row table:style-name="ro1">
          <table:table-cell office:value-type="float" office:value="2.61363636363636" calcext:value-type="float">
            <text:p>2.61363636363636</text:p>
          </table:table-cell>
          <table:table-cell office:value-type="float" office:value="1.0936329588015" calcext:value-type="float">
            <text:p>1.0936329588015</text:p>
          </table:table-cell>
          <table:table-cell office:value-type="float" office:value="0.491576273402511" calcext:value-type="float">
            <text:p>0.491576273402511</text:p>
          </table:table-cell>
          <table:table-cell office:value-type="float" office:value="0.480088495575221" calcext:value-type="float">
            <text:p>0.480088495575221</text:p>
          </table:table-cell>
        </table:table-row>
        <table:table-row table:style-name="ro1">
          <table:table-cell office:value-type="float" office:value="5.34883720930233" calcext:value-type="float">
            <text:p>5.34883720930233</text:p>
          </table:table-cell>
          <table:table-cell office:value-type="float" office:value="0.707865168539326" calcext:value-type="float">
            <text:p>0.707865168539326</text:p>
          </table:table-cell>
          <table:table-cell office:value-type="float" office:value="0.564648422151533" calcext:value-type="float">
            <text:p>0.564648422151533</text:p>
          </table:table-cell>
          <table:table-cell office:value-type="float" office:value="0.679203539823009" calcext:value-type="float">
            <text:p>0.679203539823009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0.471910112359551" calcext:value-type="float">
            <text:p>0.471910112359551</text:p>
          </table:table-cell>
          <table:table-cell office:value-type="float" office:value="0.166073065338686" calcext:value-type="float">
            <text:p>0.166073065338686</text:p>
          </table:table-cell>
          <table:table-cell office:value-type="float" office:value="0.285398230088496" calcext:value-type="float">
            <text:p>0.285398230088496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xi/xi_bulk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x10^-5 [cm^2/s]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1.18556701030928" calcext:value-type="float">
            <text:p>1.185567010309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8556701030928" calcext:value-type="float">
            <text:p>1.18556701030928</text:p>
          </table:table-cell>
          <table:table-cell office:value-type="float" office:value="1.04444444444444" calcext:value-type="float">
            <text:p>1.04444444444444</text:p>
          </table:table-cell>
          <table:table-cell office:value-type="float" office:value="1.0180412371134" calcext:value-type="float">
            <text:p>1.0180412371134</text:p>
          </table:table-cell>
          <table:table-cell office:value-type="float" office:value="0.912613355317395" calcext:value-type="float">
            <text:p>0.912613355317395</text:p>
          </table:table-cell>
        </table:table-row>
        <table:table-row table:style-name="ro1">
          <table:table-cell office:value-type="float" office:value="1.23655913978495" calcext:value-type="float">
            <text:p>1.23655913978495</text:p>
          </table:table-cell>
          <table:table-cell office:value-type="float" office:value="1.01944444444444" calcext:value-type="float">
            <text:p>1.01944444444444</text:p>
          </table:table-cell>
          <table:table-cell office:value-type="float" office:value="0.912371134020619" calcext:value-type="float">
            <text:p>0.912371134020619</text:p>
          </table:table-cell>
          <table:table-cell office:value-type="float" office:value="0.663643858202803" calcext:value-type="float">
            <text:p>0.663643858202803</text:p>
          </table:table-cell>
        </table:table-row>
        <table:table-row table:style-name="ro1">
          <table:table-cell office:value-type="float" office:value="1.2486427795874" calcext:value-type="float">
            <text:p>1.2486427795874</text:p>
          </table:table-cell>
          <table:table-cell office:value-type="float" office:value="0.994444444444444" calcext:value-type="float">
            <text:p>0.994444444444444</text:p>
          </table:table-cell>
          <table:table-cell office:value-type="float" office:value="0.902061855670103" calcext:value-type="float">
            <text:p>0.902061855670103</text:p>
          </table:table-cell>
          <table:table-cell office:value-type="float" office:value="0.82522671063479" calcext:value-type="float">
            <text:p>0.82522671063479</text:p>
          </table:table-cell>
        </table:table-row>
        <table:table-row table:style-name="ro1">
          <table:table-cell office:value-type="float" office:value="1.24932102118414" calcext:value-type="float">
            <text:p>1.24932102118414</text:p>
          </table:table-cell>
          <table:table-cell office:value-type="float" office:value="1.02777777777778" calcext:value-type="float">
            <text:p>1.02777777777778</text:p>
          </table:table-cell>
          <table:table-cell office:value-type="float" office:value="0.917525773195876" calcext:value-type="float">
            <text:p>0.917525773195876</text:p>
          </table:table-cell>
          <table:table-cell office:value-type="float" office:value="0.688375927452597" calcext:value-type="float">
            <text:p>0.688375927452597</text:p>
          </table:table-cell>
        </table:table-row>
        <table:table-row table:style-name="ro1">
          <table:table-cell office:value-type="float" office:value="1.35294117647059" calcext:value-type="float">
            <text:p>1.35294117647059</text:p>
          </table:table-cell>
          <table:table-cell office:value-type="float" office:value="0.963888888888889" calcext:value-type="float">
            <text:p>0.963888888888889</text:p>
          </table:table-cell>
          <table:table-cell office:value-type="float" office:value="0.765463917525773" calcext:value-type="float">
            <text:p>0.765463917525773</text:p>
          </table:table-cell>
          <table:table-cell office:value-type="float" office:value="0.502885408079143" calcext:value-type="float">
            <text:p>0.502885408079143</text:p>
          </table:table-cell>
        </table:table-row>
        <table:table-row table:style-name="ro1">
          <table:table-cell office:value-type="float" office:value="1.64285714285714" calcext:value-type="float">
            <text:p>1.64285714285714</text:p>
          </table:table-cell>
          <table:table-cell office:value-type="float" office:value="0.936111111111111" calcext:value-type="float">
            <text:p>0.936111111111111</text:p>
          </table:table-cell>
          <table:table-cell office:value-type="float" office:value="0.677835051546392" calcext:value-type="float">
            <text:p>0.677835051546392</text:p>
          </table:table-cell>
          <table:table-cell office:value-type="float" office:value="0.509480626545754" calcext:value-type="float">
            <text:p>0.509480626545754</text:p>
          </table:table-cell>
        </table:table-row>
        <table:table-row table:style-name="ro1">
          <table:table-cell office:value-type="float" office:value="2.09090909090909" calcext:value-type="float">
            <text:p>2.09090909090909</text:p>
          </table:table-cell>
          <table:table-cell office:value-type="float" office:value="0.844444444444444" calcext:value-type="float">
            <text:p>0.844444444444444</text:p>
          </table:table-cell>
          <table:table-cell office:value-type="float" office:value="0.469072164948454" calcext:value-type="float">
            <text:p>0.469072164948454</text:p>
          </table:table-cell>
          <table:table-cell office:value-type="float" office:value="0.535037098103875" calcext:value-type="float">
            <text:p>0.535037098103875</text:p>
          </table:table-cell>
        </table:table-row>
        <table:table-row table:style-name="ro1">
          <table:table-cell office:value-type="float" office:value="2.61363636363636" calcext:value-type="float">
            <text:p>2.61363636363636</text:p>
          </table:table-cell>
          <table:table-cell office:value-type="float" office:value="0.602777777777778" calcext:value-type="float">
            <text:p>0.602777777777778</text:p>
          </table:table-cell>
          <table:table-cell office:value-type="float" office:value="0.20360824742268" calcext:value-type="float">
            <text:p>0.20360824742268</text:p>
          </table:table-cell>
          <table:table-cell office:value-type="float" office:value="0.198680956306678" calcext:value-type="float">
            <text:p>0.198680956306678</text:p>
          </table:table-cell>
        </table:table-row>
        <table:table-row table:style-name="ro1">
          <table:table-cell office:value-type="float" office:value="5.34883720930233" calcext:value-type="float">
            <text:p>5.34883720930233</text:p>
          </table:table-cell>
          <table:table-cell office:value-type="float" office:value="0.325" calcext:value-type="float">
            <text:p>0.325</text:p>
          </table:table-cell>
          <table:table-cell office:value-type="float" office:value="0.15979381443299" calcext:value-type="float">
            <text:p>0.15979381443299</text:p>
          </table:table-cell>
          <table:table-cell office:value-type="float" office:value="0.189612530915087" calcext:value-type="float">
            <text:p>0.189612530915087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0.122222222222222" calcext:value-type="float">
            <text:p>0.122222222222222</text:p>
          </table:table-cell>
          <table:table-cell office:value-type="float" office:value="0.0257731958762887" calcext:value-type="float">
            <text:p>0.025773195876289</text:p>
          </table:table-cell>
          <table:table-cell office:value-type="float" office:value="0.0420445177246496" calcext:value-type="float">
            <text:p>0.04204451772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3:15:33.051531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33:04.700216624</meta:creation-date>
    <dc:date>2020-02-19T14:35:02.991207036</dc:date>
    <meta:editing-duration>PT1H52M36S</meta:editing-duration>
    <meta:editing-cycles>6</meta:editing-cycles>
    <meta:generator>LibreOffice/6.0.7.3$Linux_X86_64 LibreOffice_project/00m0$Build-3</meta:generator>
    <meta:document-statistic meta:table-count="4" meta:cell-count="45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mid.F2:mid.F12" chart:error-lower-range="mid.E2:mid.E12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 chart:error-category="cell-range" chart:error-upper-range="mid.F2:mid.F12" chart:error-lower-range="mid.E2:mid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F2:mid.F12" chart:error-lower-range="mid.E2:mid.E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mid.A2:mid.A12 mid.D2:mid.D12" svg:x="0.32cm" svg:y="0.18cm" svg:width="12.508cm" svg:height="8.64cm">
          <chartooo:coordinate-region svg:x="2.053cm" svg:y="0.379cm" svg:width="10.49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d.D2:mid.D12" chart:class="chart:scatter">
            <chart:domain table:cell-range-address="mid.A2:mid.A12"/>
            <chart:error-indicator chart:style-name="ch8" chart:dimension="y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id.A2:mid.A12</svg:desc>
                </draw:g>
              </table:table-cell>
              <table:table-cell office:value-type="float" office:value="1.5053615075398">
                <text:p>1.5053615075398</text:p>
                <draw:g>
                  <svg:desc>mid.D2:mid.D12</svg:desc>
                </draw:g>
              </table:table-cell>
              <table:table-cell office:value-type="float" office:value="0.237192351778959">
                <text:p>0.237192351778959</text:p>
                <draw:g>
                  <svg:desc>mid.F2:mid.F12</svg:desc>
                </draw:g>
              </table:table-cell>
              <table:table-cell office:value-type="float" office:value="0.144273419236602">
                <text:p>0.144273419236602</text:p>
                <draw:g>
                  <svg:desc>mid.E2:mid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43992869942544">
                <text:p>1.43992869942544</text:p>
              </table:table-cell>
              <table:table-cell office:value-type="float" office:value="0.202091256243013">
                <text:p>0.202091256243013</text:p>
              </table:table-cell>
              <table:table-cell office:value-type="float" office:value="0.0699365635061564">
                <text:p>0.0699365635061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1.34363514440881">
                <text:p>1.34363514440881</text:p>
              </table:table-cell>
              <table:table-cell office:value-type="float" office:value="0.0748928776607185">
                <text:p>0.0748928776607185</text:p>
              </table:table-cell>
              <table:table-cell office:value-type="float" office:value="0.0340893573011996">
                <text:p>0.0340893573011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.36566430246153">
                <text:p>1.36566430246153</text:p>
              </table:table-cell>
              <table:table-cell office:value-type="float" office:value="0.261557540839359">
                <text:p>0.261557540839359</text:p>
              </table:table-cell>
              <table:table-cell office:value-type="float" office:value="0.0542475715505704">
                <text:p>0.0542475715505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1.39304181216338">
                <text:p>1.39304181216338</text:p>
              </table:table-cell>
              <table:table-cell office:value-type="float" office:value="0.304599349951235">
                <text:p>0.304599349951235</text:p>
              </table:table-cell>
              <table:table-cell office:value-type="float" office:value="0.0649326603340332">
                <text:p>0.0649326603340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3081226404823">
                <text:p>1.3081226404823</text:p>
              </table:table-cell>
              <table:table-cell office:value-type="float" office:value="0.0901393252532292">
                <text:p>0.0901393252532292</text:p>
              </table:table-cell>
              <table:table-cell office:value-type="float" office:value="0.0767823579088107">
                <text:p>0.0767823579088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23083215698784">
                <text:p>1.23083215698784</text:p>
              </table:table-cell>
              <table:table-cell office:value-type="float" office:value="0.241878100368974">
                <text:p>0.241878100368974</text:p>
              </table:table-cell>
              <table:table-cell office:value-type="float" office:value="0.0871137699367011">
                <text:p>0.0871137699367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.06866311925706">
                <text:p>1.06866311925706</text:p>
              </table:table-cell>
              <table:table-cell office:value-type="float" office:value="0.0999254766736457">
                <text:p>0.0999254766736457</text:p>
              </table:table-cell>
              <table:table-cell office:value-type="float" office:value="0.0881688960969186">
                <text:p>0.0881688960969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738946105989152">
                <text:p>0.73894610598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850555780750726">
                <text:p>0.850555780750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254570767893186">
                <text:p>0.25457076789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mid.I2:mid.I12" chart:error-lower-range="mid.H2:mid.H12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mid.I2:mid.I12" chart:error-lower-range="mid.H2:mid.H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I2:mid.I12" chart:error-lower-range="mid.H2:mid.H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high.A3:high.A12 high.G3:high.G12" svg:x="0.32cm" svg:y="0.18cm" svg:width="12.481cm" svg:height="8.64cm">
          <chartooo:coordinate-region svg:x="1.047cm" svg:y="0.38cm" svg:width="11.47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gh.G3:high.G12" chart:class="chart:scatter">
            <chart:domain table:cell-range-address="high.A3:high.A12"/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high.A3:high.A12</svg:desc>
                </draw:g>
              </table:table-cell>
              <table:table-cell office:value-type="float" office:value="1.107">
                <text:p>1.107</text:p>
                <draw:g>
                  <svg:desc>high.G3:high.G12</svg:desc>
                </draw:g>
              </table:table-cell>
              <table:table-cell office:value-type="float" office:value="0.47">
                <text:p>0.47</text:p>
                <draw:g>
                  <svg:desc>mid.I2:mid.I12</svg:desc>
                </draw:g>
              </table:table-cell>
              <table:table-cell office:value-type="float" office:value="0.25">
                <text:p>0.25</text:p>
                <draw:g>
                  <svg:desc>mid.H2:mid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805">
                <text:p>0.805</text:p>
              </table:table-cell>
              <table:table-cell office:value-type="float" office:value="0.37">
                <text:p>0.3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.001">
                <text:p>1.001</text:p>
              </table:table-cell>
              <table:table-cell office:value-type="float" office:value="0.32">
                <text:p>0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835">
                <text:p>0.835</text:p>
              </table:table-cell>
              <table:table-cell office:value-type="float" office:value="0.46">
                <text:p>0.4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1">
                <text:p>0.61</text:p>
              </table:table-cell>
              <table:table-cell office:value-type="float" office:value="0.68">
                <text:p>0.6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618">
                <text:p>0.618</text:p>
              </table:table-cell>
              <table:table-cell office:value-type="float" office:value="0.44">
                <text:p>0.4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3">
                <text:p>0.6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241">
                <text:p>0.241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d.I3:mid.I12" chart:error-lower-range="mid.H3:mid.H12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d.I3:mid.I12" chart:error-lower-range="mid.H3:mid.H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I3:mid.I12" chart:error-lower-range="mid.H3:mid.H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high.C3:high.C12 high.G3:high.G12" svg:x="0.32cm" svg:y="0.18cm" svg:width="12.481cm" svg:height="8.64cm">
          <chartooo:coordinate-region svg:x="1.047cm" svg:y="0.38cm" svg:width="11.56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gh.G3:high.G12" chart:class="chart:scatter">
            <chart:domain table:cell-range-address="high.C3:high.C12"/>
            <chart:error-indicator chart:style-name="ch8" chart:dimension="y"/>
            <chart:data-point chart:style-name="ch9" chart:repeated="3"/>
            <chart:data-point chart:repeated="3"/>
            <chart:data-point chart:style-name="ch9"/>
            <chart:data-point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556701030928">
                <text:p>1.18556701030928</text:p>
                <draw:g>
                  <svg:desc>high.C3:high.C12</svg:desc>
                </draw:g>
              </table:table-cell>
              <table:table-cell office:value-type="float" office:value="1.107">
                <text:p>1.107</text:p>
                <draw:g>
                  <svg:desc>high.G3:high.G12</svg:desc>
                </draw:g>
              </table:table-cell>
              <table:table-cell office:value-type="float" office:value="0.37">
                <text:p>0.37</text:p>
                <draw:g>
                  <svg:desc>mid.I3:mid.I12</svg:desc>
                </draw:g>
              </table:table-cell>
              <table:table-cell office:value-type="float" office:value="0.13">
                <text:p>0.13</text:p>
                <draw:g>
                  <svg:desc>mid.H3:mid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655913978495">
                <text:p>1.23655913978495</text:p>
              </table:table-cell>
              <table:table-cell office:value-type="float" office:value="0.805">
                <text:p>0.805</text:p>
              </table:table-cell>
              <table:table-cell office:value-type="float" office:value="0.32">
                <text:p>0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86427795874">
                <text:p>1.2486427795874</text:p>
              </table:table-cell>
              <table:table-cell office:value-type="float" office:value="1.001">
                <text:p>1.001</text:p>
              </table:table-cell>
              <table:table-cell office:value-type="float" office:value="0.46">
                <text:p>0.4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932102118414">
                <text:p>1.24932102118414</text:p>
              </table:table-cell>
              <table:table-cell office:value-type="float" office:value="0.835">
                <text:p>0.835</text:p>
              </table:table-cell>
              <table:table-cell office:value-type="float" office:value="0.68">
                <text:p>0.6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294117647059">
                <text:p>1.35294117647059</text:p>
              </table:table-cell>
              <table:table-cell office:value-type="float" office:value="0.61">
                <text:p>0.61</text:p>
              </table:table-cell>
              <table:table-cell office:value-type="float" office:value="0.44">
                <text:p>0.4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0.618">
                <text:p>0.618</text:p>
              </table:table-cell>
              <table:table-cell office:value-type="float" office:value="0.63">
                <text:p>0.6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0.649">
                <text:p>0.649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1363636363636">
                <text:p>2.61363636363636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4883720930233">
                <text:p>5.34883720930233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375">
                <text:p>14.375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d.F3:mid.F12" chart:error-lower-range="mid.E3:mid.E12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d.F3:mid.F12" chart:error-lower-range="mid.E3:mid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F3:mid.F12" chart:error-lower-range="mid.E3:mid.E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high.C3:high.D12" svg:x="0.32cm" svg:y="0.18cm" svg:width="12.508cm" svg:height="8.64cm">
          <chartooo:coordinate-region svg:x="1.232cm" svg:y="0.379cm" svg:width="11.4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gh.D3:high.D12" chart:class="chart:scatter">
            <chart:domain table:cell-range-address="high.C3:high.C12"/>
            <chart:error-indicator chart:style-name="ch8" chart:dimension="y"/>
            <chart:data-point chart:style-name="ch9" chart:repeated="3"/>
            <chart:data-point chart:repeated="3"/>
            <chart:data-point chart:style-name="ch9"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556701030928">
                <text:p>1.18556701030928</text:p>
                <draw:g>
                  <svg:desc>high.C3:high.C12</svg:desc>
                </draw:g>
              </table:table-cell>
              <table:table-cell office:value-type="float" office:value="0.385">
                <text:p>0.385</text:p>
                <draw:g>
                  <svg:desc>high.D3:high.D12</svg:desc>
                </draw:g>
              </table:table-cell>
              <table:table-cell office:value-type="float" office:value="0.202091256243013">
                <text:p>0.202091256243013</text:p>
                <draw:g>
                  <svg:desc>mid.F3:mid.F12</svg:desc>
                </draw:g>
              </table:table-cell>
              <table:table-cell office:value-type="float" office:value="0.0699365635061564">
                <text:p>0.0699365635061564</text:p>
                <draw:g>
                  <svg:desc>mid.E3:mid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655913978495">
                <text:p>1.23655913978495</text:p>
              </table:table-cell>
              <table:table-cell office:value-type="float" office:value="0.295">
                <text:p>0.295</text:p>
              </table:table-cell>
              <table:table-cell office:value-type="float" office:value="0.0748928776607185">
                <text:p>0.0748928776607185</text:p>
              </table:table-cell>
              <table:table-cell office:value-type="float" office:value="0.0340893573011996">
                <text:p>0.0340893573011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86427795874">
                <text:p>1.2486427795874</text:p>
              </table:table-cell>
              <table:table-cell office:value-type="float" office:value="0.386">
                <text:p>0.386</text:p>
              </table:table-cell>
              <table:table-cell office:value-type="float" office:value="0.261557540839359">
                <text:p>0.261557540839359</text:p>
              </table:table-cell>
              <table:table-cell office:value-type="float" office:value="0.0542475715505704">
                <text:p>0.0542475715505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932102118414">
                <text:p>1.24932102118414</text:p>
              </table:table-cell>
              <table:table-cell office:value-type="float" office:value="0.311">
                <text:p>0.311</text:p>
              </table:table-cell>
              <table:table-cell office:value-type="float" office:value="0.304599349951235">
                <text:p>0.304599349951235</text:p>
              </table:table-cell>
              <table:table-cell office:value-type="float" office:value="0.0649326603340332">
                <text:p>0.0649326603340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294117647059">
                <text:p>1.35294117647059</text:p>
              </table:table-cell>
              <table:table-cell office:value-type="float" office:value="0.252">
                <text:p>0.252</text:p>
              </table:table-cell>
              <table:table-cell office:value-type="float" office:value="0.0901393252532292">
                <text:p>0.0901393252532292</text:p>
              </table:table-cell>
              <table:table-cell office:value-type="float" office:value="0.0767823579088107">
                <text:p>0.0767823579088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0.277">
                <text:p>0.277</text:p>
              </table:table-cell>
              <table:table-cell office:value-type="float" office:value="0.241878100368974">
                <text:p>0.241878100368974</text:p>
              </table:table-cell>
              <table:table-cell office:value-type="float" office:value="0.0871137699367011">
                <text:p>0.087113769936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0.378">
                <text:p>0.378</text:p>
              </table:table-cell>
              <table:table-cell office:value-type="float" office:value="0.0999254766736457">
                <text:p>0.0999254766736457</text:p>
              </table:table-cell>
              <table:table-cell office:value-type="float" office:value="0.0881688960969186">
                <text:p>0.0881688960969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1363636363636">
                <text:p>2.61363636363636</text:p>
              </table:table-cell>
              <table:table-cell office:value-type="float" office:value="0.217">
                <text:p>0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4883720930233">
                <text:p>5.34883720930233</text:p>
              </table:table-cell>
              <table:table-cell office:value-type="float" office:value="0.307">
                <text:p>0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375">
                <text:p>14.375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1cm" svg:y="3.703cm" style:legend-expansion="high" chart:style-name="ch2"/>
        <chart:plot-area chart:style-name="ch3" table:cell-range-address="Sheet2.A3:Sheet2.D13 Sheet2.B2:Sheet2.D2" chart:data-source-has-labels="row" svg:x="0.32cm" svg:y="0.18cm" svg:width="13.381cm" svg:height="8.64cm">
          <chartooo:coordinate-region svg:x="1.047cm" svg:y="0.38cm" svg:width="12.46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13" chart:label-cell-address="Sheet2.B2:Sheet2.B2" chart:class="chart:scatter">
            <chart:domain table:cell-range-address="Sheet2.A3:Sheet2.A13"/>
            <chart:data-point chart:repeated="11"/>
          </chart:series>
          <chart:series chart:style-name="ch7" chart:values-cell-range-address="Sheet2.C3:Sheet2.C13" chart:label-cell-address="Sheet2.C2:Sheet2.C2" chart:class="chart:scatter">
            <chart:data-point chart:repeated="11"/>
          </chart:series>
          <chart:series chart:style-name="ch8" chart:values-cell-range-address="Sheet2.D3:Sheet2.D13" chart:label-cell-address="Sheet2.D2:Sheet2.D2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w</text:p>
                <draw:g>
                  <svg:desc>Sheet2.B2:Sheet2.B2</svg:desc>
                </draw:g>
              </table:table-cell>
              <table:table-cell office:value-type="string">
                <text:p>mid</text:p>
                <draw:g>
                  <svg:desc>Sheet2.C2:Sheet2.C2</svg:desc>
                </draw:g>
              </table:table-cell>
              <table:table-cell office:value-type="string">
                <text:p>high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556701030928">
                <text:p>1.18556701030928</text:p>
                <draw:g>
                  <svg:desc>Sheet2.A3:Sheet2.A13</svg:desc>
                </draw:g>
              </table:table-cell>
              <table:table-cell office:value-type="float" office:value="1">
                <text:p>1</text:p>
                <draw:g>
                  <svg:desc>Sheet2.B3:Sheet2.B13</svg:desc>
                </draw:g>
              </table:table-cell>
              <table:table-cell office:value-type="float" office:value="1">
                <text:p>1</text:p>
                <draw:g>
                  <svg:desc>Sheet2.C3:Sheet2.C13</svg:desc>
                </draw:g>
              </table:table-cell>
              <table:table-cell office:value-type="float" office:value="1">
                <text:p>1</text:p>
                <draw:g>
                  <svg:desc>Sheet2.D3:Sheet2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8556701030928">
                <text:p>1.18556701030928</text:p>
              </table:table-cell>
              <table:table-cell office:value-type="float" office:value="1.02247191011236">
                <text:p>1.02247191011236</text:p>
              </table:table-cell>
              <table:table-cell office:value-type="float" office:value="0.956580856350832">
                <text:p>0.956580856350832</text:p>
              </table:table-cell>
              <table:table-cell office:value-type="float" office:value="0.851769911504425">
                <text:p>0.851769911504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655913978495">
                <text:p>1.23655913978495</text:p>
              </table:table-cell>
              <table:table-cell office:value-type="float" office:value="1.0187265917603">
                <text:p>1.0187265917603</text:p>
              </table:table-cell>
              <table:table-cell office:value-type="float" office:value="0.890151630215358">
                <text:p>0.890151630215358</text:p>
              </table:table-cell>
              <table:table-cell office:value-type="float" office:value="0.652654867256637">
                <text:p>0.652654867256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86427795874">
                <text:p>1.2486427795874</text:p>
              </table:table-cell>
              <table:table-cell office:value-type="float" office:value="1.01123595505618">
                <text:p>1.01123595505618</text:p>
              </table:table-cell>
              <table:table-cell office:value-type="float" office:value="0.910080398056">
                <text:p>0.910080398056</text:p>
              </table:table-cell>
              <table:table-cell office:value-type="float" office:value="0.853982300884956">
                <text:p>0.853982300884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4932102118414">
                <text:p>1.24932102118414</text:p>
              </table:table-cell>
              <table:table-cell office:value-type="float" office:value="1.06741573033708">
                <text:p>1.06741573033708</text:p>
              </table:table-cell>
              <table:table-cell office:value-type="float" office:value="0.923366243283095">
                <text:p>0.923366243283095</text:p>
              </table:table-cell>
              <table:table-cell office:value-type="float" office:value="0.688053097345133">
                <text:p>0.688053097345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5294117647059">
                <text:p>1.35294117647059</text:p>
              </table:table-cell>
              <table:table-cell office:value-type="float" office:value="1.04868913857678">
                <text:p>1.04868913857678</text:p>
              </table:table-cell>
              <table:table-cell office:value-type="float" office:value="0.870222862374716">
                <text:p>0.870222862374716</text:p>
              </table:table-cell>
              <table:table-cell office:value-type="float" office:value="0.557522123893805">
                <text:p>0.557522123893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1.07116104868914">
                <text:p>1.07116104868914</text:p>
              </table:table-cell>
              <table:table-cell office:value-type="float" office:value="0.817079481466336">
                <text:p>0.817079481466336</text:p>
              </table:table-cell>
              <table:table-cell office:value-type="float" office:value="0.61283185840708">
                <text:p>0.61283185840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1.12734082397004">
                <text:p>1.12734082397004</text:p>
              </table:table-cell>
              <table:table-cell office:value-type="float" office:value="0.710792719649577">
                <text:p>0.710792719649577</text:p>
              </table:table-cell>
              <table:table-cell office:value-type="float" office:value="0.836283185840708">
                <text:p>0.836283185840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1363636363636">
                <text:p>2.61363636363636</text:p>
              </table:table-cell>
              <table:table-cell office:value-type="float" office:value="1.0936329588015">
                <text:p>1.0936329588015</text:p>
              </table:table-cell>
              <table:table-cell office:value-type="float" office:value="0.491576273402511">
                <text:p>0.491576273402511</text:p>
              </table:table-cell>
              <table:table-cell office:value-type="float" office:value="0.480088495575221">
                <text:p>0.4800884955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4883720930233">
                <text:p>5.34883720930233</text:p>
              </table:table-cell>
              <table:table-cell office:value-type="float" office:value="0.707865168539326">
                <text:p>0.707865168539326</text:p>
              </table:table-cell>
              <table:table-cell office:value-type="float" office:value="0.564648422151533">
                <text:p>0.564648422151533</text:p>
              </table:table-cell>
              <table:table-cell office:value-type="float" office:value="0.679203539823009">
                <text:p>0.679203539823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375">
                <text:p>14.375</text:p>
              </table:table-cell>
              <table:table-cell office:value-type="float" office:value="0.471910112359551">
                <text:p>0.471910112359551</text:p>
              </table:table-cell>
              <table:table-cell office:value-type="float" office:value="0.166073065338686">
                <text:p>0.166073065338686</text:p>
              </table:table-cell>
              <table:table-cell office:value-type="float" office:value="0.285398230088496">
                <text:p>0.28539823008849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1cm" svg:y="3.703cm" style:legend-expansion="high" chart:style-name="ch2"/>
        <chart:plot-area chart:style-name="ch3" table:cell-range-address="Sheet2.A29:Sheet2.D39 Sheet2.B28:Sheet2.D28" chart:data-source-has-labels="row" svg:x="0.32cm" svg:y="0.18cm" svg:width="13.381cm" svg:height="8.64cm">
          <chartooo:coordinate-region svg:x="1.047cm" svg:y="0.38cm" svg:width="12.46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9:Sheet2.B39" chart:label-cell-address="Sheet2.B28:Sheet2.B28" chart:class="chart:scatter">
            <chart:domain table:cell-range-address="Sheet2.A29:Sheet2.A39"/>
            <chart:data-point chart:repeated="11"/>
          </chart:series>
          <chart:series chart:style-name="ch7" chart:values-cell-range-address="Sheet2.C29:Sheet2.C39" chart:label-cell-address="Sheet2.C28:Sheet2.C28" chart:class="chart:scatter">
            <chart:data-point chart:repeated="11"/>
          </chart:series>
          <chart:series chart:style-name="ch8" chart:values-cell-range-address="Sheet2.D29:Sheet2.D39" chart:label-cell-address="Sheet2.D28:Sheet2.D28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w</text:p>
                <draw:g>
                  <svg:desc>Sheet2.B28:Sheet2.B28</svg:desc>
                </draw:g>
              </table:table-cell>
              <table:table-cell office:value-type="string">
                <text:p>mid</text:p>
                <draw:g>
                  <svg:desc>Sheet2.C28:Sheet2.C28</svg:desc>
                </draw:g>
              </table:table-cell>
              <table:table-cell office:value-type="string">
                <text:p>high</text:p>
                <draw:g>
                  <svg:desc>Sheet2.D28:Sheet2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556701030928">
                <text:p>1.18556701030928</text:p>
                <draw:g>
                  <svg:desc>Sheet2.A29:Sheet2.A39</svg:desc>
                </draw:g>
              </table:table-cell>
              <table:table-cell office:value-type="float" office:value="1">
                <text:p>1</text:p>
                <draw:g>
                  <svg:desc>Sheet2.B29:Sheet2.B39</svg:desc>
                </draw:g>
              </table:table-cell>
              <table:table-cell office:value-type="float" office:value="1">
                <text:p>1</text:p>
                <draw:g>
                  <svg:desc>Sheet2.C29:Sheet2.C39</svg:desc>
                </draw:g>
              </table:table-cell>
              <table:table-cell office:value-type="float" office:value="1">
                <text:p>1</text:p>
                <draw:g>
                  <svg:desc>Sheet2.D29:Sheet2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8556701030928">
                <text:p>1.18556701030928</text:p>
              </table:table-cell>
              <table:table-cell office:value-type="float" office:value="1.04444444444444">
                <text:p>1.04444444444444</text:p>
              </table:table-cell>
              <table:table-cell office:value-type="float" office:value="1.0180412371134">
                <text:p>1.0180412371134</text:p>
              </table:table-cell>
              <table:table-cell office:value-type="float" office:value="0.912613355317395">
                <text:p>0.912613355317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655913978495">
                <text:p>1.23655913978495</text:p>
              </table:table-cell>
              <table:table-cell office:value-type="float" office:value="1.01944444444444">
                <text:p>1.01944444444444</text:p>
              </table:table-cell>
              <table:table-cell office:value-type="float" office:value="0.912371134020619">
                <text:p>0.912371134020619</text:p>
              </table:table-cell>
              <table:table-cell office:value-type="float" office:value="0.663643858202803">
                <text:p>0.663643858202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86427795874">
                <text:p>1.2486427795874</text:p>
              </table:table-cell>
              <table:table-cell office:value-type="float" office:value="0.994444444444444">
                <text:p>0.994444444444444</text:p>
              </table:table-cell>
              <table:table-cell office:value-type="float" office:value="0.902061855670103">
                <text:p>0.902061855670103</text:p>
              </table:table-cell>
              <table:table-cell office:value-type="float" office:value="0.82522671063479">
                <text:p>0.82522671063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4932102118414">
                <text:p>1.2493210211841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0.917525773195876">
                <text:p>0.917525773195876</text:p>
              </table:table-cell>
              <table:table-cell office:value-type="float" office:value="0.688375927452597">
                <text:p>0.688375927452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5294117647059">
                <text:p>1.35294117647059</text:p>
              </table:table-cell>
              <table:table-cell office:value-type="float" office:value="0.963888888888889">
                <text:p>0.963888888888889</text:p>
              </table:table-cell>
              <table:table-cell office:value-type="float" office:value="0.765463917525773">
                <text:p>0.765463917525773</text:p>
              </table:table-cell>
              <table:table-cell office:value-type="float" office:value="0.502885408079143">
                <text:p>0.502885408079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0.936111111111111">
                <text:p>0.936111111111111</text:p>
              </table:table-cell>
              <table:table-cell office:value-type="float" office:value="0.677835051546392">
                <text:p>0.677835051546392</text:p>
              </table:table-cell>
              <table:table-cell office:value-type="float" office:value="0.509480626545754">
                <text:p>0.509480626545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0.844444444444444">
                <text:p>0.844444444444444</text:p>
              </table:table-cell>
              <table:table-cell office:value-type="float" office:value="0.469072164948454">
                <text:p>0.469072164948454</text:p>
              </table:table-cell>
              <table:table-cell office:value-type="float" office:value="0.535037098103875">
                <text:p>0.535037098103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1363636363636">
                <text:p>2.61363636363636</text:p>
              </table:table-cell>
              <table:table-cell office:value-type="float" office:value="0.602777777777778">
                <text:p>0.602777777777778</text:p>
              </table:table-cell>
              <table:table-cell office:value-type="float" office:value="0.20360824742268">
                <text:p>0.20360824742268</text:p>
              </table:table-cell>
              <table:table-cell office:value-type="float" office:value="0.198680956306678">
                <text:p>0.198680956306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4883720930233">
                <text:p>5.34883720930233</text:p>
              </table:table-cell>
              <table:table-cell office:value-type="float" office:value="0.325">
                <text:p>0.325</text:p>
              </table:table-cell>
              <table:table-cell office:value-type="float" office:value="0.15979381443299">
                <text:p>0.15979381443299</text:p>
              </table:table-cell>
              <table:table-cell office:value-type="float" office:value="0.189612530915087">
                <text:p>0.189612530915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375">
                <text:p>14.375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0.0257731958762887">
                <text:p>0.0257731958762887</text:p>
              </table:table-cell>
              <table:table-cell office:value-type="float" office:value="0.0420445177246496">
                <text:p>0.04204451772464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mid.I3:mid.I12" chart:error-lower-range="mid.H3:mid.H12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mid.I3:mid.I12" chart:error-lower-range="mid.H3:mid.H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I3:mid.I12" chart:error-lower-range="mid.H3:mid.H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mid.A3:mid.A12 mid.G3:mid.G12" svg:x="0.32cm" svg:y="0.18cm" svg:width="12.481cm" svg:height="8.64cm">
          <chartooo:coordinate-region svg:x="1.047cm" svg:y="0.379cm" svg:width="11.47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d.G3:mid.G12" chart:class="chart:scatter">
            <chart:domain table:cell-range-address="mid.A3:mid.A12"/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mid.A3:mid.A12</svg:desc>
                </draw:g>
              </table:table-cell>
              <table:table-cell office:value-type="float" office:value="3.95">
                <text:p>3.95</text:p>
                <draw:g>
                  <svg:desc>mid.G3:mid.G12</svg:desc>
                </draw:g>
              </table:table-cell>
              <table:table-cell office:value-type="float" office:value="0.37">
                <text:p>0.37</text:p>
                <draw:g>
                  <svg:desc>mid.I3:mid.I12</svg:desc>
                </draw:g>
              </table:table-cell>
              <table:table-cell office:value-type="float" office:value="0.13">
                <text:p>0.13</text:p>
                <draw:g>
                  <svg:desc>mid.H3:mid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3.54">
                <text:p>3.54</text:p>
              </table:table-cell>
              <table:table-cell office:value-type="float" office:value="0.32">
                <text:p>0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3.5">
                <text:p>3.5</text:p>
              </table:table-cell>
              <table:table-cell office:value-type="float" office:value="0.46">
                <text:p>0.4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56">
                <text:p>3.56</text:p>
              </table:table-cell>
              <table:table-cell office:value-type="float" office:value="0.68">
                <text:p>0.6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97">
                <text:p>2.97</text:p>
              </table:table-cell>
              <table:table-cell office:value-type="float" office:value="0.44">
                <text:p>0.4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63">
                <text:p>2.63</text:p>
              </table:table-cell>
              <table:table-cell office:value-type="float" office:value="0.63">
                <text:p>0.6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82">
                <text:p>1.82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d.I3:mid.I12" chart:error-lower-range="mid.H3:mid.H12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d.I3:mid.I12" chart:error-lower-range="mid.H3:mid.H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I3:mid.I12" chart:error-lower-range="mid.H3:mid.H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mid.C3:mid.C12 mid.G3:mid.G12" svg:x="0.32cm" svg:y="0.18cm" svg:width="12.481cm" svg:height="8.64cm">
          <chartooo:coordinate-region svg:x="1.047cm" svg:y="0.379cm" svg:width="11.56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d.G3:mid.G12" chart:class="chart:scatter">
            <chart:domain table:cell-range-address="mid.C3:mid.C12"/>
            <chart:error-indicator chart:style-name="ch8" chart:dimension="y"/>
            <chart:data-point chart:style-name="ch9" chart:repeated="3"/>
            <chart:data-point chart:repeated="3"/>
            <chart:data-point chart:style-name="ch9"/>
            <chart:data-point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556701030928">
                <text:p>1.18556701030928</text:p>
                <draw:g>
                  <svg:desc>mid.C3:mid.C12</svg:desc>
                </draw:g>
              </table:table-cell>
              <table:table-cell office:value-type="float" office:value="3.95">
                <text:p>3.95</text:p>
                <draw:g>
                  <svg:desc>mid.G3:mid.G12</svg:desc>
                </draw:g>
              </table:table-cell>
              <table:table-cell office:value-type="float" office:value="0.37">
                <text:p>0.37</text:p>
                <draw:g>
                  <svg:desc>mid.I3:mid.I12</svg:desc>
                </draw:g>
              </table:table-cell>
              <table:table-cell office:value-type="float" office:value="0.13">
                <text:p>0.13</text:p>
                <draw:g>
                  <svg:desc>mid.H3:mid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655913978495">
                <text:p>1.23655913978495</text:p>
              </table:table-cell>
              <table:table-cell office:value-type="float" office:value="3.54">
                <text:p>3.54</text:p>
              </table:table-cell>
              <table:table-cell office:value-type="float" office:value="0.32">
                <text:p>0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86427795874">
                <text:p>1.2486427795874</text:p>
              </table:table-cell>
              <table:table-cell office:value-type="float" office:value="3.5">
                <text:p>3.5</text:p>
              </table:table-cell>
              <table:table-cell office:value-type="float" office:value="0.46">
                <text:p>0.4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932102118414">
                <text:p>1.24932102118414</text:p>
              </table:table-cell>
              <table:table-cell office:value-type="float" office:value="3.56">
                <text:p>3.56</text:p>
              </table:table-cell>
              <table:table-cell office:value-type="float" office:value="0.68">
                <text:p>0.6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294117647059">
                <text:p>1.35294117647059</text:p>
              </table:table-cell>
              <table:table-cell office:value-type="float" office:value="2.97">
                <text:p>2.97</text:p>
              </table:table-cell>
              <table:table-cell office:value-type="float" office:value="0.44">
                <text:p>0.4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2.63">
                <text:p>2.63</text:p>
              </table:table-cell>
              <table:table-cell office:value-type="float" office:value="0.63">
                <text:p>0.6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1.82">
                <text:p>1.82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1363636363636">
                <text:p>2.61363636363636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4883720930233">
                <text:p>5.34883720930233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375">
                <text:p>14.37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d.F3:mid.F12" chart:error-lower-range="mid.E3:mid.E12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d.F3:mid.F12" chart:error-lower-range="mid.E3:mid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F3:mid.F12" chart:error-lower-range="mid.E3:mid.E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mid.C3:mid.D12" svg:x="0.32cm" svg:y="0.18cm" svg:width="12.508cm" svg:height="8.64cm">
          <chartooo:coordinate-region svg:x="1.047cm" svg:y="0.379cm" svg:width="11.59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d.D3:mid.D12" chart:class="chart:scatter">
            <chart:domain table:cell-range-address="mid.C3:mid.C12"/>
            <chart:error-indicator chart:style-name="ch8" chart:dimension="y"/>
            <chart:data-point chart:style-name="ch9" chart:repeated="3"/>
            <chart:data-point chart:repeated="3"/>
            <chart:data-point chart:style-name="ch9"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556701030928">
                <text:p>1.18556701030928</text:p>
                <draw:g>
                  <svg:desc>mid.C3:mid.C12</svg:desc>
                </draw:g>
              </table:table-cell>
              <table:table-cell office:value-type="float" office:value="1.44">
                <text:p>1.44</text:p>
                <draw:g>
                  <svg:desc>mid.D3:mid.D12</svg:desc>
                </draw:g>
              </table:table-cell>
              <table:table-cell office:value-type="float" office:value="0.2">
                <text:p>0.2</text:p>
                <draw:g>
                  <svg:desc>mid.F3:mid.F12</svg:desc>
                </draw:g>
              </table:table-cell>
              <table:table-cell office:value-type="float" office:value="0.07">
                <text:p>0.07</text:p>
                <draw:g>
                  <svg:desc>mid.E3:mid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655913978495">
                <text:p>1.23655913978495</text:p>
              </table:table-cell>
              <table:table-cell office:value-type="float" office:value="1.34">
                <text:p>1.34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86427795874">
                <text:p>1.2486427795874</text:p>
              </table:table-cell>
              <table:table-cell office:value-type="float" office:value="1.37">
                <text:p>1.37</text:p>
              </table:table-cell>
              <table:table-cell office:value-type="float" office:value="0.26">
                <text:p>0.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932102118414">
                <text:p>1.24932102118414</text:p>
              </table:table-cell>
              <table:table-cell office:value-type="float" office:value="1.39">
                <text:p>1.39</text:p>
              </table:table-cell>
              <table:table-cell office:value-type="float" office:value="0.3">
                <text:p>0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294117647059">
                <text:p>1.35294117647059</text:p>
              </table:table-cell>
              <table:table-cell office:value-type="float" office:value="1.31">
                <text:p>1.31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1.23">
                <text:p>1.23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1.07">
                <text:p>1.0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1363636363636">
                <text:p>2.61363636363636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4883720930233">
                <text:p>5.34883720930233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375">
                <text:p>14.37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mid.F2:mid.F12" chart:error-lower-range="mid.E2:mid.E12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mid.F2:mid.F12" chart:error-lower-range="mid.E2:mid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F2:mid.F12" chart:error-lower-range="mid.E2:mid.E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low.A3:low.A12 low.D3:low.D12" svg:x="0.32cm" svg:y="0.18cm" svg:width="12.508cm" svg:height="8.64cm">
          <chartooo:coordinate-region svg:x="0.941cm" svg:y="0.379cm" svg:width="11.60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w.D3:low.D12" chart:class="chart:scatter">
            <chart:domain table:cell-range-address="low.A3:low.A12"/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low.A3:low.A12</svg:desc>
                </draw:g>
              </table:table-cell>
              <table:table-cell office:value-type="float" office:value="27.3">
                <text:p>27.3</text:p>
                <draw:g>
                  <svg:desc>low.D3:low.D12</svg:desc>
                </draw:g>
              </table:table-cell>
              <table:table-cell office:value-type="float" office:value="0.237192351778959">
                <text:p>0.237192351778959</text:p>
                <draw:g>
                  <svg:desc>mid.F2:mid.F12</svg:desc>
                </draw:g>
              </table:table-cell>
              <table:table-cell office:value-type="float" office:value="0.144273419236602">
                <text:p>0.144273419236602</text:p>
                <draw:g>
                  <svg:desc>mid.E2:mid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27.2">
                <text:p>27.2</text:p>
              </table:table-cell>
              <table:table-cell office:value-type="float" office:value="0.2">
                <text:p>0.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7">
                <text:p>27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8.5">
                <text:p>28.5</text:p>
              </table:table-cell>
              <table:table-cell office:value-type="float" office:value="0.26">
                <text:p>0.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8.6">
                <text:p>28.6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.1">
                <text:p>30.1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9.2">
                <text:p>29.2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8.9">
                <text:p>1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mid.I2:mid.I12" chart:error-lower-range="mid.H2:mid.H12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mid.I2:mid.I12" chart:error-lower-range="mid.H2:mid.H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I2:mid.I12" chart:error-lower-range="mid.H2:mid.H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low.A3:low.A12 low.G3:low.G12" svg:x="0.32cm" svg:y="0.18cm" svg:width="12.481cm" svg:height="8.64cm">
          <chartooo:coordinate-region svg:x="0.941cm" svg:y="0.379cm" svg:width="11.5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w.G3:low.G12" chart:class="chart:scatter">
            <chart:domain table:cell-range-address="low.A3:low.A12"/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low.A3:low.A12</svg:desc>
                </draw:g>
              </table:table-cell>
              <table:table-cell office:value-type="float" office:value="37.6">
                <text:p>37.6</text:p>
                <draw:g>
                  <svg:desc>low.G3:low.G12</svg:desc>
                </draw:g>
              </table:table-cell>
              <table:table-cell office:value-type="float" office:value="0.47">
                <text:p>0.47</text:p>
                <draw:g>
                  <svg:desc>mid.I2:mid.I12</svg:desc>
                </draw:g>
              </table:table-cell>
              <table:table-cell office:value-type="float" office:value="0.25">
                <text:p>0.25</text:p>
                <draw:g>
                  <svg:desc>mid.H2:mid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36.7">
                <text:p>36.7</text:p>
              </table:table-cell>
              <table:table-cell office:value-type="float" office:value="0.37">
                <text:p>0.3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35.8">
                <text:p>35.8</text:p>
              </table:table-cell>
              <table:table-cell office:value-type="float" office:value="0.32">
                <text:p>0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7">
                <text:p>37</text:p>
              </table:table-cell>
              <table:table-cell office:value-type="float" office:value="0.46">
                <text:p>0.4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4.7">
                <text:p>34.7</text:p>
              </table:table-cell>
              <table:table-cell office:value-type="float" office:value="0.68">
                <text:p>0.6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3.7">
                <text:p>33.7</text:p>
              </table:table-cell>
              <table:table-cell office:value-type="float" office:value="0.44">
                <text:p>0.4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.4">
                <text:p>30.4</text:p>
              </table:table-cell>
              <table:table-cell office:value-type="float" office:value="0.63">
                <text:p>0.6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1.7">
                <text:p>21.7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d.I3:mid.I12" chart:error-lower-range="mid.H3:mid.H12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d.I3:mid.I12" chart:error-lower-range="mid.H3:mid.H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I3:mid.I12" chart:error-lower-range="mid.H3:mid.H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low.C3:low.C12 low.G3:low.G12" svg:x="0.32cm" svg:y="0.18cm" svg:width="12.481cm" svg:height="8.64cm">
          <chartooo:coordinate-region svg:x="0.941cm" svg:y="0.379cm" svg:width="11.6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w.G3:low.G12" chart:class="chart:scatter">
            <chart:domain table:cell-range-address="low.C3:low.C12"/>
            <chart:error-indicator chart:style-name="ch8" chart:dimension="y"/>
            <chart:data-point chart:style-name="ch9" chart:repeated="3"/>
            <chart:data-point chart:repeated="3"/>
            <chart:data-point chart:style-name="ch9"/>
            <chart:data-point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556701030928">
                <text:p>1.18556701030928</text:p>
                <draw:g>
                  <svg:desc>low.C3:low.C12</svg:desc>
                </draw:g>
              </table:table-cell>
              <table:table-cell office:value-type="float" office:value="37.6">
                <text:p>37.6</text:p>
                <draw:g>
                  <svg:desc>low.G3:low.G12</svg:desc>
                </draw:g>
              </table:table-cell>
              <table:table-cell office:value-type="float" office:value="0.37">
                <text:p>0.37</text:p>
                <draw:g>
                  <svg:desc>mid.I3:mid.I12</svg:desc>
                </draw:g>
              </table:table-cell>
              <table:table-cell office:value-type="float" office:value="0.13">
                <text:p>0.13</text:p>
                <draw:g>
                  <svg:desc>mid.H3:mid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655913978495">
                <text:p>1.23655913978495</text:p>
              </table:table-cell>
              <table:table-cell office:value-type="float" office:value="36.7">
                <text:p>36.7</text:p>
              </table:table-cell>
              <table:table-cell office:value-type="float" office:value="0.32">
                <text:p>0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86427795874">
                <text:p>1.2486427795874</text:p>
              </table:table-cell>
              <table:table-cell office:value-type="float" office:value="35.8">
                <text:p>35.8</text:p>
              </table:table-cell>
              <table:table-cell office:value-type="float" office:value="0.46">
                <text:p>0.4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932102118414">
                <text:p>1.24932102118414</text:p>
              </table:table-cell>
              <table:table-cell office:value-type="float" office:value="37">
                <text:p>37</text:p>
              </table:table-cell>
              <table:table-cell office:value-type="float" office:value="0.68">
                <text:p>0.6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294117647059">
                <text:p>1.35294117647059</text:p>
              </table:table-cell>
              <table:table-cell office:value-type="float" office:value="34.7">
                <text:p>34.7</text:p>
              </table:table-cell>
              <table:table-cell office:value-type="float" office:value="0.44">
                <text:p>0.4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33.7">
                <text:p>33.7</text:p>
              </table:table-cell>
              <table:table-cell office:value-type="float" office:value="0.63">
                <text:p>0.6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30.4">
                <text:p>30.4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1363636363636">
                <text:p>2.61363636363636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4883720930233">
                <text:p>5.34883720930233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375">
                <text:p>14.37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d.F3:mid.F12" chart:error-lower-range="mid.E3:mid.E12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d.F3:mid.F12" chart:error-lower-range="mid.E3:mid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F3:mid.F12" chart:error-lower-range="mid.E3:mid.E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low.C3:low.D12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w.D3:low.D12" chart:class="chart:scatter">
            <chart:domain table:cell-range-address="low.C3:low.C12"/>
            <chart:error-indicator chart:style-name="ch8" chart:dimension="y"/>
            <chart:data-point chart:style-name="ch9" chart:repeated="3"/>
            <chart:data-point chart:repeated="3"/>
            <chart:data-point chart:style-name="ch9"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556701030928">
                <text:p>1.18556701030928</text:p>
                <draw:g>
                  <svg:desc>low.C3:low.C12</svg:desc>
                </draw:g>
              </table:table-cell>
              <table:table-cell office:value-type="float" office:value="27.3">
                <text:p>27.3</text:p>
                <draw:g>
                  <svg:desc>low.D3:low.D12</svg:desc>
                </draw:g>
              </table:table-cell>
              <table:table-cell office:value-type="float" office:value="0.2">
                <text:p>0.2</text:p>
                <draw:g>
                  <svg:desc>mid.F3:mid.F12</svg:desc>
                </draw:g>
              </table:table-cell>
              <table:table-cell office:value-type="float" office:value="0.07">
                <text:p>0.07</text:p>
                <draw:g>
                  <svg:desc>mid.E3:mid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655913978495">
                <text:p>1.23655913978495</text:p>
              </table:table-cell>
              <table:table-cell office:value-type="float" office:value="27.2">
                <text:p>27.2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86427795874">
                <text:p>1.2486427795874</text:p>
              </table:table-cell>
              <table:table-cell office:value-type="float" office:value="27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932102118414">
                <text:p>1.24932102118414</text:p>
              </table:table-cell>
              <table:table-cell office:value-type="float" office:value="28.5">
                <text:p>28.5</text:p>
              </table:table-cell>
              <table:table-cell office:value-type="float" office:value="0.3">
                <text:p>0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294117647059">
                <text:p>1.35294117647059</text:p>
              </table:table-cell>
              <table:table-cell office:value-type="float" office:value="28">
                <text:p>28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28.6">
                <text:p>28.6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30.1">
                <text:p>30.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1363636363636">
                <text:p>2.61363636363636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4883720930233">
                <text:p>5.34883720930233</text:p>
              </table:table-cell>
              <table:table-cell office:value-type="float" office:value="18.9">
                <text:p>1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375">
                <text:p>14.375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mid.F2:mid.F12" chart:error-lower-range="mid.E2:mid.E12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mid.F2:mid.F12" chart:error-lower-range="mid.E2:mid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mid.F2:mid.F12" chart:error-lower-range="mid.E2:mid.E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high.A3:high.A12 high.D3:high.D12" svg:x="0.32cm" svg:y="0.18cm" svg:width="12.508cm" svg:height="8.64cm">
          <chartooo:coordinate-region svg:x="1.232cm" svg:y="0.379cm" svg:width="11.31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gh.D3:high.D12" chart:class="chart:scatter">
            <chart:domain table:cell-range-address="high.A3:high.A12"/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high.A3:high.A12</svg:desc>
                </draw:g>
              </table:table-cell>
              <table:table-cell office:value-type="float" office:value="0.385">
                <text:p>0.385</text:p>
                <draw:g>
                  <svg:desc>high.D3:high.D12</svg:desc>
                </draw:g>
              </table:table-cell>
              <table:table-cell office:value-type="float" office:value="0.237192351778959">
                <text:p>0.237192351778959</text:p>
                <draw:g>
                  <svg:desc>mid.F2:mid.F12</svg:desc>
                </draw:g>
              </table:table-cell>
              <table:table-cell office:value-type="float" office:value="0.144273419236602">
                <text:p>0.144273419236602</text:p>
                <draw:g>
                  <svg:desc>mid.E2:mid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295">
                <text:p>0.295</text:p>
              </table:table-cell>
              <table:table-cell office:value-type="float" office:value="0.2">
                <text:p>0.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386">
                <text:p>0.386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11">
                <text:p>0.311</text:p>
              </table:table-cell>
              <table:table-cell office:value-type="float" office:value="0.26">
                <text:p>0.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52">
                <text:p>0.252</text:p>
              </table:table-cell>
              <table:table-cell office:value-type="float" office:value="0.3">
                <text:p>0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277">
                <text:p>0.277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78">
                <text:p>0.378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217">
                <text:p>0.21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307">
                <text:p>0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